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Cousine, 'Nimbus Mono L', 'DejaVu Sans Mono'" style:font-family-generic="modern" style:font-pitch="fixed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3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5.225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DejaVu Sans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33" fo:wrap-option="wrap"/>
      <style:text-properties style:use-window-font-color="true" style:text-outline="false" style:text-line-through-style="none" style:text-line-through-type="none" style:font-name="DejaVu Sans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font-name="DejaVu Sans Mono"/>
    </style:style>
    <style:style style:name="ce6" style:family="table-cell" style:parent-style-name="Default">
      <style:table-cell-properties fo:background-color="#99ff33"/>
      <style:text-properties style:font-name="DejaVu Sans Mono"/>
    </style:style>
    <style:style style:name="ce7" style:family="table-cell" style:parent-style-name="Default">
      <style:text-properties style:font-name="Droid Sans Japanese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829cm" svg:height="21.86cm" svg:x="9.704cm" svg:y="14.104cm">
            <draw:object draw:notify-on-update-of-ranges="Sheet1.B7:Sheet1.B7 Sheet1.B8:Sheet1.B27 Sheet1.D7:Sheet1.D7 Sheet1.D8:Sheet1.D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827cm" svg:height="13.048cm" svg:x="9.734cm" svg:y="36.25cm">
            <draw:object draw:notify-on-update-of-ranges="Sheet1.G9:Sheet1.G9 Sheet1.G10:Sheet1.G15 Sheet1.H9:Sheet1.H9 Sheet1.H10:Sheet1.H15 Sheet1.I9:Sheet1.I9 Sheet1.I10:Sheet1.I15 Sheet1.J9:Sheet1.J9 Sheet1.J10:Sheet1.J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Amount buffers</text:p>
          </table:table-cell>
          <table:table-cell table:style-name="ce1" office:value-type="string" calcext:value-type="string">
            <text:p>Benchmark time, 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Simple</text:p>
          </table:table-cell>
          <table:table-cell/>
          <table:table-cell office:value-type="float" office:value="22155569004" calcext:value-type="float">
            <text:p>221555690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Buffer1</text:p>
          </table:table-cell>
          <table:table-cell office:value-type="float" office:value="1" calcext:value-type="float">
            <text:p>1</text:p>
          </table:table-cell>
          <table:table-cell office:value-type="float" office:value="25774664502" calcext:value-type="float">
            <text:p>25774664502</text:p>
          </table:table-cell>
          <table:table-cell table:number-columns-repeated="2"/>
          <table:table-cell table:number-columns-repeated="2" table:style-name="ce7" office:value-type="string" calcext:value-type="string">
            <text:p>Buffers</text:p>
          </table:table-cell>
          <table:table-cell table:style-name="ce7" office:value-type="string" calcext:value-type="string">
            <text:p>Parallel+Buffers</text:p>
          </table:table-cell>
          <table:table-cell table:style-name="ce7" office:value-type="string" calcext:value-type="string">
            <text:p>Parallel+Buffers+Variables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9334469447" calcext:value-type="float">
            <text:p>19334469447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table:formula="of:=[.D10]" office:value-type="float" office:value="19334469447" calcext:value-type="float">
            <text:p>19334469447</text:p>
          </table:table-cell>
          <table:table-cell table:style-name="ce7" table:formula="of:=[.D16]" office:value-type="float" office:value="8776396393" calcext:value-type="float">
            <text:p>8776396393</text:p>
          </table:table-cell>
          <table:table-cell table:style-name="ce7" table:formula="of:=[.D22]" office:value-type="float" office:value="4583026466" calcext:value-type="float">
            <text:p>4583026466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4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14938243077" calcext:value-type="float">
            <text:p>14938243077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table:formula="of:=[.D11]" office:value-type="float" office:value="14938243077" calcext:value-type="float">
            <text:p>14938243077</text:p>
          </table:table-cell>
          <table:table-cell table:style-name="ce7" table:formula="of:=[.D17]" office:value-type="float" office:value="7070533991" calcext:value-type="float">
            <text:p>7070533991</text:p>
          </table:table-cell>
          <table:table-cell table:style-name="ce7" table:formula="of:=[.D23]" office:value-type="float" office:value="3573125013" calcext:value-type="float">
            <text:p>3573125013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8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2447383207" calcext:value-type="float">
            <text:p>12447383207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7" table:formula="of:=[.D12]" office:value-type="float" office:value="12447383207" calcext:value-type="float">
            <text:p>12447383207</text:p>
          </table:table-cell>
          <table:table-cell table:style-name="ce7" table:formula="of:=[.D18]" office:value-type="float" office:value="5332511460" calcext:value-type="float">
            <text:p>5332511460</text:p>
          </table:table-cell>
          <table:table-cell table:style-name="ce7" table:formula="of:=[.D24]" office:value-type="float" office:value="2216523200" calcext:value-type="float">
            <text:p>2216523200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16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11231806529" calcext:value-type="float">
            <text:p>11231806529</text:p>
          </table:table-cell>
          <table:table-cell table:number-columns-repeated="2"/>
          <table:table-cell table:style-name="ce7" office:value-type="float" office:value="16" calcext:value-type="float">
            <text:p>16</text:p>
          </table:table-cell>
          <table:table-cell table:style-name="ce7" table:formula="of:=[.D13]" office:value-type="float" office:value="11231806529" calcext:value-type="float">
            <text:p>11231806529</text:p>
          </table:table-cell>
          <table:table-cell table:style-name="ce7" table:formula="of:=[.D19]" office:value-type="float" office:value="6616536928" calcext:value-type="float">
            <text:p>6616536928</text:p>
          </table:table-cell>
          <table:table-cell table:style-name="ce7" table:formula="of:=[.D25]" office:value-type="float" office:value="2383133349" calcext:value-type="float">
            <text:p>2383133349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32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9488617339" calcext:value-type="float">
            <text:p>9488617339</text:p>
          </table:table-cell>
          <table:table-cell table:number-columns-repeated="2"/>
          <table:table-cell table:style-name="ce7" office:value-type="float" office:value="32" calcext:value-type="float">
            <text:p>32</text:p>
          </table:table-cell>
          <table:table-cell table:style-name="ce7" table:formula="of:=[.D14]" office:value-type="float" office:value="9488617339" calcext:value-type="float">
            <text:p>9488617339</text:p>
          </table:table-cell>
          <table:table-cell table:style-name="ce7" table:formula="of:=[.D20]" office:value-type="float" office:value="4270706396" calcext:value-type="float">
            <text:p>4270706396</text:p>
          </table:table-cell>
          <table:table-cell table:style-name="ce7" table:formula="of:=[.D26]" office:value-type="float" office:value="1793297208" calcext:value-type="float">
            <text:p>1793297208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64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float" office:value="9177935520" calcext:value-type="float">
            <text:p>9177935520</text:p>
          </table:table-cell>
          <table:table-cell table:number-columns-repeated="2"/>
          <table:table-cell table:style-name="ce7" office:value-type="float" office:value="64" calcext:value-type="float">
            <text:p>64</text:p>
          </table:table-cell>
          <table:table-cell table:style-name="ce7" table:formula="of:=[.D15]" office:value-type="float" office:value="9177935520" calcext:value-type="float">
            <text:p>9177935520</text:p>
          </table:table-cell>
          <table:table-cell table:style-name="ce7" table:formula="of:=[.D21]" office:value-type="float" office:value="4881902735" calcext:value-type="float">
            <text:p>4881902735</text:p>
          </table:table-cell>
          <table:table-cell table:style-name="ce7" table:formula="of:=[.D27]" office:value-type="float" office:value="1837229377" calcext:value-type="float">
            <text:p>1837229377</text:p>
          </table:table-cell>
        </table:table-row>
        <table:table-row table:style-name="ro1">
          <table:table-cell/>
          <table:table-cell office:value-type="string" calcext:value-type="string">
            <text:p>BenchmarkParallelBuffer2</text:p>
          </table:table-cell>
          <table:table-cell office:value-type="float" office:value="2" calcext:value-type="float">
            <text:p>2</text:p>
          </table:table-cell>
          <table:table-cell office:value-type="float" office:value="8776396393" calcext:value-type="float">
            <text:p>87763963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ParallelBuffer4</text:p>
          </table:table-cell>
          <table:table-cell office:value-type="float" office:value="4" calcext:value-type="float">
            <text:p>4</text:p>
          </table:table-cell>
          <table:table-cell office:value-type="float" office:value="7070533991" calcext:value-type="float">
            <text:p>70705339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ParallelBuffer8</text:p>
          </table:table-cell>
          <table:table-cell office:value-type="float" office:value="8" calcext:value-type="float">
            <text:p>8</text:p>
          </table:table-cell>
          <table:table-cell office:value-type="float" office:value="5332511460" calcext:value-type="float">
            <text:p>53325114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ParallelBuffer16</text:p>
          </table:table-cell>
          <table:table-cell office:value-type="float" office:value="16" calcext:value-type="float">
            <text:p>16</text:p>
          </table:table-cell>
          <table:table-cell office:value-type="float" office:value="6616536928" calcext:value-type="float">
            <text:p>6616536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ParallelBuffer32</text:p>
          </table:table-cell>
          <table:table-cell office:value-type="float" office:value="32" calcext:value-type="float">
            <text:p>32</text:p>
          </table:table-cell>
          <table:table-cell office:value-type="float" office:value="4270706396" calcext:value-type="float">
            <text:p>42707063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chmarkParallelBuffer64</text:p>
          </table:table-cell>
          <table:table-cell office:value-type="float" office:value="64" calcext:value-type="float">
            <text:p>64</text:p>
          </table:table-cell>
          <table:table-cell office:value-type="float" office:value="4881902735" calcext:value-type="float">
            <text:p>488190273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enchmarkParallelBufferVarOut2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4583026466" calcext:value-type="float">
            <text:p>45830264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enchmarkParallelBufferVarOut4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float" office:value="3573125013" calcext:value-type="float">
            <text:p>3573125013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enchmarkParallelBufferVarOut8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2216523200" calcext:value-type="float">
            <text:p>2216523200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enchmarkParallelBufferVarOut16</text:p>
          </table:table-cell>
          <table:table-cell table:style-name="ce6" office:value-type="float" office:value="16" calcext:value-type="float">
            <text:p>16</text:p>
          </table:table-cell>
          <table:table-cell table:style-name="ce4" office:value-type="float" office:value="2383133349" calcext:value-type="float">
            <text:p>238313334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enchmarkParallelBufferVarOut32</text:p>
          </table:table-cell>
          <table:table-cell table:style-name="ce6" office:value-type="float" office:value="32" calcext:value-type="float">
            <text:p>32</text:p>
          </table:table-cell>
          <table:table-cell table:style-name="ce4" office:value-type="float" office:value="1793297208" calcext:value-type="float">
            <text:p>179329720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enchmarkParallelBufferVarOut64</text:p>
          </table:table-cell>
          <table:table-cell table:style-name="ce6" office:value-type="float" office:value="64" calcext:value-type="float">
            <text:p>64</text:p>
          </table:table-cell>
          <table:table-cell table:style-name="ce4" office:value-type="float" office:value="1837229377" calcext:value-type="float">
            <text:p>18372293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Cousine, 'Nimbus Mono L', 'DejaVu Sans Mono'" style:font-family-generic="modern" style:font-pitch="fixed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21:32:34.772400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1:27:17.724463849</meta:creation-date>
    <meta:generator>LibreOffice/4.3.3.2$Linux_X86_64 LibreOffice_project/430m0$Build-2</meta:generator>
    <dc:date>2017-06-06T21:43:07.519029089</dc:date>
    <meta:editing-duration>PT15M38S</meta:editing-duration>
    <meta:editing-cycles>6</meta:editing-cycles>
    <meta:document-statistic meta:table-count="1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Go Mono'" style:font-style-name="Regular" style:font-pitch="fixed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'Go Mono'" style:font-style-name="Regular" style:font-pitch="fixed"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3cm" svg:height="21.861cm" xlink:href=".." xlink:type="simple" chart:class="chart:bar" chart:style-name="ch1">
        <chart:legend svg:x="10.97cm" svg:y="21.262cm" style:legend-expansion="custom" chartooo:width="3.641cm" chartooo:height="0.598cm" style:legend-expansion-aspect-ratio="6.08862876254181" chart:style-name="ch2"/>
        <chart:plot-area chart:style-name="ch3" table:cell-range-address="Sheet1.B7:Sheet1.B27 Sheet1.D7:Sheet1.D27" chart:data-source-has-labels="both" svg:x="0.475cm" svg:y="0.437cm" svg:width="22.877cm" svg:height="20.53cm">
          <chartooo:coordinate-region svg:x="6.467cm" svg:y="0.437cm" svg:width="15.865cm" svg:height="19.91cm"/>
          <chart:axis chart:dimension="x" chart:name="primary-x" chart:style-name="ch4" chartooo:axis-type="auto">
            <chartooo:date-scale/>
            <chart:categories table:cell-range-address="Sheet1.B8:Sheet1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D27" chart:label-cell-address="Sheet1.D7:Sheet1.D7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 time, ns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chmarkSimple</text:p>
                <draw:g>
                  <svg:desc>Sheet1.B8:Sheet1.B27</svg:desc>
                </draw:g>
              </table:table-cell>
              <table:table-cell office:value-type="float" office:value="22155569004">
                <text:p>22155569004</text:p>
                <draw:g>
                  <svg:desc>Sheet1.D8:Sheet1.D27</svg:desc>
                </draw:g>
              </table:table-cell>
            </table:table-row>
            <table:table-row>
              <table:table-cell office:value-type="string">
                <text:p>BenchmarkBuffer1</text:p>
              </table:table-cell>
              <table:table-cell office:value-type="float" office:value="25774664502">
                <text:p>25774664502</text:p>
              </table:table-cell>
            </table:table-row>
            <table:table-row>
              <table:table-cell office:value-type="string">
                <text:p>BenchmarkBuffer2</text:p>
              </table:table-cell>
              <table:table-cell office:value-type="float" office:value="19334469447">
                <text:p>19334469447</text:p>
              </table:table-cell>
            </table:table-row>
            <table:table-row>
              <table:table-cell office:value-type="string">
                <text:p>BenchmarkBuffer4</text:p>
              </table:table-cell>
              <table:table-cell office:value-type="float" office:value="14938243077">
                <text:p>14938243077</text:p>
              </table:table-cell>
            </table:table-row>
            <table:table-row>
              <table:table-cell office:value-type="string">
                <text:p>BenchmarkBuffer8</text:p>
              </table:table-cell>
              <table:table-cell office:value-type="float" office:value="12447383207">
                <text:p>12447383207</text:p>
              </table:table-cell>
            </table:table-row>
            <table:table-row>
              <table:table-cell office:value-type="string">
                <text:p>BenchmarkBuffer16</text:p>
              </table:table-cell>
              <table:table-cell office:value-type="float" office:value="11231806529">
                <text:p>11231806529</text:p>
              </table:table-cell>
            </table:table-row>
            <table:table-row>
              <table:table-cell office:value-type="string">
                <text:p>BenchmarkBuffer32</text:p>
              </table:table-cell>
              <table:table-cell office:value-type="float" office:value="9488617339">
                <text:p>9488617339</text:p>
              </table:table-cell>
            </table:table-row>
            <table:table-row>
              <table:table-cell office:value-type="string">
                <text:p>BenchmarkBuffer64</text:p>
              </table:table-cell>
              <table:table-cell office:value-type="float" office:value="9177935520">
                <text:p>9177935520</text:p>
              </table:table-cell>
            </table:table-row>
            <table:table-row>
              <table:table-cell office:value-type="string">
                <text:p>BenchmarkParallelBuffer2</text:p>
              </table:table-cell>
              <table:table-cell office:value-type="float" office:value="8776396393">
                <text:p>8776396393</text:p>
              </table:table-cell>
            </table:table-row>
            <table:table-row>
              <table:table-cell office:value-type="string">
                <text:p>BenchmarkParallelBuffer4</text:p>
              </table:table-cell>
              <table:table-cell office:value-type="float" office:value="7070533991">
                <text:p>7070533991</text:p>
              </table:table-cell>
            </table:table-row>
            <table:table-row>
              <table:table-cell office:value-type="string">
                <text:p>BenchmarkParallelBuffer8</text:p>
              </table:table-cell>
              <table:table-cell office:value-type="float" office:value="5332511460">
                <text:p>5332511460</text:p>
              </table:table-cell>
            </table:table-row>
            <table:table-row>
              <table:table-cell office:value-type="string">
                <text:p>BenchmarkParallelBuffer16</text:p>
              </table:table-cell>
              <table:table-cell office:value-type="float" office:value="6616536928">
                <text:p>6616536928</text:p>
              </table:table-cell>
            </table:table-row>
            <table:table-row>
              <table:table-cell office:value-type="string">
                <text:p>BenchmarkParallelBuffer32</text:p>
              </table:table-cell>
              <table:table-cell office:value-type="float" office:value="4270706396">
                <text:p>4270706396</text:p>
              </table:table-cell>
            </table:table-row>
            <table:table-row>
              <table:table-cell office:value-type="string">
                <text:p>BenchmarkParallelBuffer64</text:p>
              </table:table-cell>
              <table:table-cell office:value-type="float" office:value="4881902735">
                <text:p>4881902735</text:p>
              </table:table-cell>
            </table:table-row>
            <table:table-row>
              <table:table-cell office:value-type="string">
                <text:p>BenchmarkParallelBufferVarOut2</text:p>
              </table:table-cell>
              <table:table-cell office:value-type="float" office:value="4583026466">
                <text:p>4583026466</text:p>
              </table:table-cell>
            </table:table-row>
            <table:table-row>
              <table:table-cell office:value-type="string">
                <text:p>BenchmarkParallelBufferVarOut4</text:p>
              </table:table-cell>
              <table:table-cell office:value-type="float" office:value="3573125013">
                <text:p>3573125013</text:p>
              </table:table-cell>
            </table:table-row>
            <table:table-row>
              <table:table-cell office:value-type="string">
                <text:p>BenchmarkParallelBufferVarOut8</text:p>
              </table:table-cell>
              <table:table-cell office:value-type="float" office:value="2216523200">
                <text:p>2216523200</text:p>
              </table:table-cell>
            </table:table-row>
            <table:table-row>
              <table:table-cell office:value-type="string">
                <text:p>BenchmarkParallelBufferVarOut16</text:p>
              </table:table-cell>
              <table:table-cell office:value-type="float" office:value="2383133349">
                <text:p>2383133349</text:p>
              </table:table-cell>
            </table:table-row>
            <table:table-row>
              <table:table-cell office:value-type="string">
                <text:p>BenchmarkParallelBufferVarOut32</text:p>
              </table:table-cell>
              <table:table-cell office:value-type="float" office:value="1793297208">
                <text:p>1793297208</text:p>
              </table:table-cell>
            </table:table-row>
            <table:table-row>
              <table:table-cell office:value-type="string">
                <text:p>BenchmarkParallelBufferVarOut64</text:p>
              </table:table-cell>
              <table:table-cell office:value-type="float" office:value="1837229377">
                <text:p>1837229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o Mono'" style:font-style-name="Regular" style:font-pitch="fixed" fo:font-size="9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Go Mono'" style:font-style-name="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'Go Mono'" style:font-style-name="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8cm" svg:height="13.049cm" xlink:href=".." xlink:type="simple" chart:class="chart:bar" chart:style-name="ch1">
        <chart:legend chart:legend-position="end" svg:x="18.303cm" svg:y="5.767cm" style:legend-expansion="high" chart:style-name="ch2"/>
        <chart:plot-area chart:style-name="ch3" table:cell-range-address="Sheet1.G9:Sheet1.J15" chart:data-source-has-labels="both" svg:x="0.476cm" svg:y="0.26cm" svg:width="17.351cm" svg:height="12.529cm">
          <chartooo:coordinate-region svg:x="1.15cm" svg:y="0.26cm" svg:width="15.511cm" svg:height="11.882cm"/>
          <chart:axis chart:dimension="x" chart:name="primary-x" chart:style-name="ch4" chartooo:axis-type="auto">
            <chartooo:date-scale/>
            <chart:categories table:cell-range-address="Sheet1.G10:Sheet1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0:Sheet1.H15" chart:label-cell-address="Sheet1.H9:Sheet1.H9" chart:class="chart:bar">
            <chart:data-point chart:repeated="6"/>
          </chart:series>
          <chart:series chart:style-name="ch8" chart:values-cell-range-address="Sheet1.I10:Sheet1.I15" chart:label-cell-address="Sheet1.I9:Sheet1.I9" chart:class="chart:bar">
            <chart:data-point chart:repeated="6"/>
          </chart:series>
          <chart:series chart:style-name="ch9" chart:values-cell-range-address="Sheet1.J10:Sheet1.J15" chart:label-cell-address="Sheet1.J9:Sheet1.J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s</text:p>
                <draw:g>
                  <svg:desc>Sheet1.H9:Sheet1.H9</svg:desc>
                </draw:g>
              </table:table-cell>
              <table:table-cell office:value-type="string">
                <text:p>Parallel+Buffers</text:p>
                <draw:g>
                  <svg:desc>Sheet1.I9:Sheet1.I9</svg:desc>
                </draw:g>
              </table:table-cell>
              <table:table-cell office:value-type="string">
                <text:p>Parallel+Buffers+Variables</text:p>
                <draw:g>
                  <svg:desc>Sheet1.J9:Sheet1.J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G10:Sheet1.G15</svg:desc>
                </draw:g>
              </table:table-cell>
              <table:table-cell office:value-type="float" office:value="19334469447">
                <text:p>19334469447</text:p>
                <draw:g>
                  <svg:desc>Sheet1.H10:Sheet1.H15</svg:desc>
                </draw:g>
              </table:table-cell>
              <table:table-cell office:value-type="float" office:value="8776396393">
                <text:p>8776396393</text:p>
                <draw:g>
                  <svg:desc>Sheet1.I10:Sheet1.I15</svg:desc>
                </draw:g>
              </table:table-cell>
              <table:table-cell office:value-type="float" office:value="4583026466">
                <text:p>4583026466</text:p>
                <draw:g>
                  <svg:desc>Sheet1.J10:Sheet1.J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938243077">
                <text:p>14938243077</text:p>
              </table:table-cell>
              <table:table-cell office:value-type="float" office:value="7070533991">
                <text:p>7070533991</text:p>
              </table:table-cell>
              <table:table-cell office:value-type="float" office:value="3573125013">
                <text:p>35731250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447383207">
                <text:p>12447383207</text:p>
              </table:table-cell>
              <table:table-cell office:value-type="float" office:value="5332511460">
                <text:p>5332511460</text:p>
              </table:table-cell>
              <table:table-cell office:value-type="float" office:value="2216523200">
                <text:p>22165232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231806529">
                <text:p>11231806529</text:p>
              </table:table-cell>
              <table:table-cell office:value-type="float" office:value="6616536928">
                <text:p>6616536928</text:p>
              </table:table-cell>
              <table:table-cell office:value-type="float" office:value="2383133349">
                <text:p>23831333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88617339">
                <text:p>9488617339</text:p>
              </table:table-cell>
              <table:table-cell office:value-type="float" office:value="4270706396">
                <text:p>4270706396</text:p>
              </table:table-cell>
              <table:table-cell office:value-type="float" office:value="1793297208">
                <text:p>17932972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177935520">
                <text:p>9177935520</text:p>
              </table:table-cell>
              <table:table-cell office:value-type="float" office:value="4881902735">
                <text:p>4881902735</text:p>
              </table:table-cell>
              <table:table-cell office:value-type="float" office:value="1837229377">
                <text:p>1837229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